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16" calcext:value-type="float">
            <text:p>115.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1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104" calcext:value-type="float">
            <text:p>115.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592" calcext:value-type="float">
            <text:p>112.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8352" calcext:value-type="float">
            <text:p>111.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16464" calcext:value-type="float">
            <text:p>111.9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408" calcext:value-type="float">
            <text:p>112.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68608" calcext:value-type="float">
            <text:p>113.06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324" calcext:value-type="float">
            <text:p>113.5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868" calcext:value-type="float">
            <text:p>111.3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9816" calcext:value-type="float">
            <text:p>113.5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7536" calcext:value-type="float">
            <text:p>110.5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8976" calcext:value-type="float">
            <text:p>110.6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2504" calcext:value-type="float">
            <text:p>110.71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284" calcext:value-type="float">
            <text:p>110.3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8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896" calcext:value-type="float">
            <text:p>109.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7703</text:p>
          </table:table-cell>
          <table:table-cell office:value-type="string" calcext:value-type="string">
            <text:p>196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